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✦ Capítulo: Autoorganización cuántica — De átomos a estructuras vivas</text:h>
      <text:h text:style-name="Heading_20_3" text:outline-level="3">1. Estabilidad relacional: el primer requisito</text:h>
      <text:p text:style-name="Text_20_body">En el modelo SQE, no hay partículas con propiedades fijas, sino <text:span text:style-name="Strong_20_Emphasis">estructuras relacionales</text:span> que se estabilizan dentro de la red de fase φ. Para que un sistema sea persistente, debe:</text:p>
      <text:list xml:id="list2395606726857764319" text:style-name="L1">
        <text:list-item>
          <text:p text:style-name="P1"><text:span text:style-name="Strong_20_Emphasis">Minimizar pérdidas de coherencia</text:span> con su entorno,</text:p>
        </text:list-item>
        <text:list-item>
          <text:p text:style-name="P1"><text:span text:style-name="Strong_20_Emphasis">Maximizar acoplamientos internos consistentes</text:span>,</text:p>
        </text:list-item>
        <text:list-item>
          <text:p text:style-name="P1"><text:span text:style-name="Strong_20_Emphasis">Oscilar en modos resonantes compatibles</text:span> con la red general.</text:p>
        </text:list-item>
      </text:list>
      <text:p text:style-name="Text_20_body">Esta ley de mínima descoherencia da origen a lo que, clásicamente, se conoce como:</text:p>
      <text:list xml:id="list5252734219406934934" text:style-name="L2">
        <text:list-item>
          <text:p text:style-name="P2">Estados ligados atómicos,</text:p>
        </text:list-item>
        <text:list-item>
          <text:p text:style-name="P2">Niveles de energía,</text:p>
        </text:list-item>
        <text:list-item>
          <text:p text:style-name="P2">Configuraciones orbitales.</text:p>
        </text:list-item>
      </text:list>
      <text:p text:style-name="Horizontal_20_Line"/>
      <text:h text:style-name="Heading_20_3" text:outline-level="3">2. Emergencia de los átomos</text:h>
      <text:p text:style-name="Text_20_body">Los átomos surgen como <text:span text:style-name="Strong_20_Emphasis">núcleos de acoplamiento estable entre masa y carga</text:span>. Por ejemplo:</text:p>
      <text:list xml:id="list4159863677639416735" text:style-name="L3">
        <text:list-item>
          <text:p text:style-name="P3">El electrón no orbita al protón: ambos están <text:span text:style-name="Strong_20_Emphasis">enlaceados cuánticamente</text:span> a través de modos resonantes de fase.</text:p>
        </text:list-item>
        <text:list-item>
          <text:p text:style-name="P3">La <text:span text:style-name="Strong_20_Emphasis">longitud de Bohr</text:span> emerge como el radio donde se optimiza la estabilidad relacional del sistema e⁻–p⁺.</text:p>
        </text:list-item>
      </text:list>
      <text:p text:style-name="Text_20_body">El modelo SQE predice estas distancias no como soluciones de fuerzas clásicas, sino como <text:span text:style-name="Strong_20_Emphasis">zonas de mínima pérdida de fase φ</text:span>.</text:p>
      <text:p text:style-name="Horizontal_20_Line"/>
      <text:h text:style-name="Heading_20_3" text:outline-level="3">3. De moléculas a estructuras</text:h>
      <text:p text:style-name="Text_20_body">Cuando múltiples núcleos logran sincronizar sus modos de reorganización (como ∇φ entre núcleos), aparecen:</text:p>
      <text:list xml:id="list377294907037025730" text:style-name="L4">
        <text:list-item>
          <text:p text:style-name="P4">Moléculas estables (como el H₂O),</text:p>
        </text:list-item>
        <text:list-item>
          <text:p text:style-name="P4">Redes cristalinas (mínima entropía relacional),</text:p>
        </text:list-item>
        <text:list-item>
          <text:p text:style-name="P4">Compuestos orgánicos con coherencia vibracional.</text:p>
        </text:list-item>
      </text:list>
      <text:p text:style-name="Text_20_body">La química no es vista como interacción de orbitales, sino como <text:span text:style-name="Strong_20_Emphasis">geometrías emergentes de fase compartida</text:span>, que mantienen acoplamiento interno pese a la expansión del entorno.</text:p>
      <text:p text:style-name="Horizontal_20_Line"/>
      <text:h text:style-name="Heading_20_3" text:outline-level="3">4. Autoorganización y estructuras vivas</text:h>
      <text:p text:style-name="Text_20_body">A cierta escala, cuando una red molecular logra:</text:p>
      <text:list xml:id="list5611964940543178432" text:style-name="L5">
        <text:list-item>
          <text:p text:style-name="P5"><text:soft-page-break/>mantener su coherencia interna frente al entorno cambiante,</text:p>
        </text:list-item>
        <text:list-item>
          <text:p text:style-name="P5">intercambiar información cuántica (∆φ, ∆ρ, ∆S) con otras regiones,</text:p>
        </text:list-item>
        <text:list-item>
          <text:p text:style-name="P5">modular su reorganización interna de forma adaptativa...</text:p>
        </text:list-item>
      </text:list>
      <text:p text:style-name="Text_20_body">…aparece <text:span text:style-name="Strong_20_Emphasis">una dinámica viva</text:span>. En SQE, <text:span text:style-name="Strong_20_Emphasis">la vida no es una propiedad material</text:span>, sino un <text:span text:style-name="Strong_20_Emphasis">proceso de resonancia relacional que se autoestabiliza y se replica</text:span>.</text:p>
      <text:p text:style-name="Text_20_body">El metabolismo, la reproducción y la evolución surgen como estrategias para <text:span text:style-name="Strong_20_Emphasis">prolongar estados de coherencia interna</text:span> bajo condiciones térmicas y gravitacionales variables.</text:p>
      <text:p text:style-name="Horizontal_20_Line"/>
      <text:h text:style-name="Heading_20_3" text:outline-level="3">5. Coherencia local vs coherencia global</text:h>
      <text:p text:style-name="Text_20_body">Las primeras formas de vida (y estructuras complejas) no requieren coherencia universal, solo local:</text:p>
      <text:list xml:id="list5277674730716696357" text:style-name="L6">
        <text:list-item>
          <text:p text:style-name="P6">En la red φ, zonas separadas pueden desarrollar <text:span text:style-name="Strong_20_Emphasis">coherencia interna</text:span> sin estar entrelazadas con todo el universo.</text:p>
        </text:list-item>
        <text:list-item>
          <text:p text:style-name="P6">Esto permite la <text:span text:style-name="Strong_20_Emphasis">emergencia simultánea de estructuras vivas</text:span> en distintas regiones, sin necesidad de causalidad directa clásica.</text:p>
        </text:list-item>
      </text:list>
      <text:p text:style-name="Text_20_body">Este punto se conecta con la idea de que <text:span text:style-name="Strong_20_Emphasis">la vida no es improbable</text:span>, sino una <text:span text:style-name="Strong_20_Emphasis">consecuencia natural de los patrones relacionales emergentes</text:span> de φ cuando las condiciones lo permiten.</text:p>
      <text:p text:style-name="Horizontal_20_Line"/>
      <text:h text:style-name="Heading_20_3" text:outline-level="3">Conclusión</text:h>
      <text:p text:style-name="Text_20_body">Desde el modelo SQE, la autoorganización no es un milagro improbable, sino el resultado natural de:</text:p>
      <text:list xml:id="list220519883556601702" text:style-name="L7">
        <text:list-item>
          <text:p text:style-name="P7">La minimización de descoherencia relacional,</text:p>
        </text:list-item>
        <text:list-item>
          <text:p text:style-name="P7">La maximización de acoplamientos estables,</text:p>
        </text:list-item>
        <text:list-item>
          <text:p text:style-name="P7">La resonancia compartida en la red cuántica en expansión.</text:p>
        </text:list-item>
      </text:list>
      <text:p text:style-name="Text_20_body">Átomos, moléculas, células y organismos pueden entenderse como <text:span text:style-name="Strong_20_Emphasis">estructuras emergentes de coherencia</text:span> en distintos niveles, donde la información no es una sustancia, sino <text:span text:style-name="Strong_20_Emphasis">una forma de relación sostenida</text:span> entre regiones activas de la red φ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fuan </meta:initial-creator>
    <meta:creation-date>2025-05-01T20:05:01.91</meta:creation-date>
    <meta:document-statistic meta:table-count="0" meta:image-count="0" meta:object-count="0" meta:page-count="2" meta:paragraph-count="39" meta:word-count="483" meta:character-count="3130"/>
    <dc:date>2025-05-01T20:06:51.32</dc:date>
    <dc:creator>Lefuan </dc:creator>
    <meta:editing-duration>PT1M49S</meta:editing-duration>
    <meta:editing-cycles>1</meta:editing-cycles>
    <meta:generator>OpenOffice/4.1.15$Win32 OpenOffice.org_project/4115m2$Build-9813</meta:generator>
  </office:meta>
</office:document-meta>
</file>